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FB920048506FD474.png" manifest:media-type="image/png"/>
  <manifest:file-entry manifest:full-path="Pictures/1000020100000780000004380FFE7A43D53553CE.png" manifest:media-type="image/png"/>
  <manifest:file-entry manifest:full-path="Pictures/1000020100000780000004389753656C10E48BF4.png" manifest:media-type="image/png"/>
  <manifest:file-entry manifest:full-path="Pictures/100002010000078000000438F977385B5DD26034.png" manifest:media-type="image/png"/>
  <manifest:file-entry manifest:full-path="Pictures/1000020100000780000004388B24EBB07306FFDA.png" manifest:media-type="image/png"/>
  <manifest:file-entry manifest:full-path="Pictures/10000201000007800000043884C43EFCA424BF2E.png" manifest:media-type="image/png"/>
  <manifest:file-entry manifest:full-path="Pictures/100002010000078000000438BBDD54ED33B84379.png" manifest:media-type="image/png"/>
  <manifest:file-entry manifest:full-path="Pictures/100002010000078000000438F011BEF867D5A793.png" manifest:media-type="image/png"/>
  <manifest:file-entry manifest:full-path="Pictures/100002010000078000000438E828B76FB5A94DFF.png" manifest:media-type="image/png"/>
  <manifest:file-entry manifest:full-path="Pictures/100002010000078000000438BC2D2A36C1030A84.png" manifest:media-type="image/png"/>
  <manifest:file-entry manifest:full-path="Pictures/100002010000078000000438C62087F173D5F49F.png" manifest:media-type="image/png"/>
  <manifest:file-entry manifest:full-path="Pictures/100002010000078000000438C6968804C2B109A4.png" manifest:media-type="image/png"/>
  <manifest:file-entry manifest:full-path="Pictures/10000201000007800000043846CC70AC32996900.png" manifest:media-type="image/png"/>
  <manifest:file-entry manifest:full-path="Pictures/100002010000078000000438449FD4A705CC51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.134cm" svg:y="2.685cm">
          <draw:image xlink:href="Pictures/10000201000007800000043884C43EFCA424BF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9cm" svg:x="0.034cm" svg:y="2.685cm">
          <draw:image xlink:href="Pictures/1000020100000780000004388B24EBB07306FF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9cm" svg:x="0.034cm" svg:y="2.685cm">
          <draw:image xlink:href="Pictures/100002010000078000000438F977385B5DD260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9cm" svg:x="0.034cm" svg:y="2.685cm">
          <draw:image xlink:href="Pictures/100002010000078000000438E828B76FB5A94D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9cm" svg:x="0.034cm" svg:y="2.685cm">
          <draw:image xlink:href="Pictures/100002010000078000000438C62087F173D5F4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9cm" svg:x="0.034cm" svg:y="2.685cm">
          <draw:image xlink:href="Pictures/100002010000078000000438C6968804C2B109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9cm" svg:x="0.034cm" svg:y="2.685cm">
          <draw:image xlink:href="Pictures/100002010000078000000438BC2D2A36C1030A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5.749cm" svg:x="0.034cm" svg:y="2.685cm">
          <draw:image xlink:href="Pictures/100002010000078000000438F011BEF867D5A7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9cm" svg:x="0.034cm" svg:y="2.685cm">
          <draw:image xlink:href="Pictures/10000201000007800000043846CC70AC329969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99cm" svg:height="15.749cm" svg:x="0.034cm" svg:y="2.685cm">
          <draw:image xlink:href="Pictures/100002010000078000000438449FD4A705CC51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99cm" svg:height="15.749cm" svg:x="0.034cm" svg:y="2.685cm">
          <draw:image xlink:href="Pictures/100002010000078000000438BBDD54ED33B843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15.749cm" svg:x="0.034cm" svg:y="2.685cm">
          <draw:image xlink:href="Pictures/1000020100000780000004380FFE7A43D53553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99cm" svg:height="15.749cm" svg:x="0.034cm" svg:y="2.685cm">
          <draw:image xlink:href="Pictures/1000020100000780000004389753656C10E48B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99cm" svg:height="15.749cm" svg:x="0.034cm" svg:y="2.685cm">
          <draw:image xlink:href="Pictures/100002010000078000000438FB920048506FD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6:22:24.646863620</meta:creation-date>
    <dc:date>2018-07-09T16:26:29.743333572</dc:date>
    <meta:editing-duration>PT19S</meta:editing-duration>
    <meta:editing-cycles>1</meta:editing-cycles>
    <meta:document-statistic meta:object-count="63"/>
    <meta:generator>LibreOffice/5.1.6.2$Linux_X86_64 LibreOffice_project/10m0$Build-2</meta:generator>
  </office:meta>
</office:document-meta>
</file>